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ur June 14, 2018 <text:span text:style-name="T1">5.75 miles</text:span></text:p>
      <text:p text:style-name="P6">I ran with 8 other runners on the Meadville High track.</text:p>
      <text:p text:style-name="P6">Warm up: 2 miles in 19:54 and ½ mile jog</text:p>
      <text:p text:style-name="P6">Run: 6 x 400 meters with 400 meter jogs before each run and ½ mile jog at the end</text:p>
      <text:p text:style-name="P6">Times for 400 meter run: 1:59, 1:57, 157, 1:48, 1:56, 1:46</text:p>
      <text:p text:style-name="P6">Jogs before runs about 3:30</text:p>
      <text:p text:style-name="P6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5">Thurs June 28, 2013 <text:s/><text:span text:style-name="T1">3.75 miles</text:span></text:p>
      <text:p text:style-name="P5">I ran with 4 other runners on the high school track. <text:s/></text:p>
      <text:p text:style-name="P5">First I ran 1 mile in 9:45. <text:s/>Then I jogged about 2.75 miles while I timed other runners who were running an interval workout. <text:s/>I didn't want to run intervals because I plan to run a 10K race on Saturday.</text:p>
      <text:p text:style-name="P5"/>
      <text:p text:style-name="P5">Thurs July 5, 2018 <text:span text:style-name="T1">3 miles</text:span> <text:s/></text:p>
      <text:p text:style-name="P5">I ran with other runners on the high school track. <text:s/>We ran intervals.</text:p>
      <text:p text:style-name="P5">I didn't run a lot because I plan on running a 5K on Saturday.</text:p>
      <text:p text:style-name="P5">Warm up: 1 mile in about 10:00.</text:p>
      <text:p text:style-name="P5">Run: 1 x 200 m in 53s and jog 200 m</text:p>
      <text:p text:style-name="P5">4 x 400m with a 400m jog between each run.</text:p>
      <text:p text:style-name="P5">Times for 400's: 1:54, 2:03, 1:59, 1:54</text:p>
      <text:p text:style-name="P5"/>
      <text:p text:style-name="P5">Thurs July 12, 2018 <text:span text:style-name="T1">3 miles </text:span></text:p>
      <text:p text:style-name="P5">I ran with Mark, Tim, Rod and Chance on the high school track.</text:p>
      <text:p text:style-name="P5">Warm up: 1 mile in about 10:30</text:p>
      <text:p text:style-name="P5">Run: 1 x 200 m in 58s and jogged 200m</text:p>
      <text:p text:style-name="P5">4 x 400m with a 400m jog between the 400m runs</text:p>
      <text:p text:style-name="P5">Times for the 400m runs: 1:50, 1:43, 1:58, 1:54</text:p>
      <text:p text:style-name="P5"/>
      <text:p text:style-name="P5"/>
      <text:p text:style-name="P5"><text:soft-page-break/>Thur July 19, 2018 <text:span text:style-name="T1">4 miles</text:span></text:p>
      <text:p text:style-name="P5">I ran with 5 other runners on the high school track.</text:p>
      <text:p text:style-name="P5">Warm up: 1.5 miles at various paces.</text:p>
      <text:p text:style-name="P5">Run: 2 x ½ mile and 2 x ¼ mile with a ¼ mile jog after each run.</text:p>
      <text:p text:style-name="P5">Times: 3:49, 3:46, 1:57, 1:53</text:p>
      <text:p text:style-name="P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8T22:24:46.01</dc:date>
    <dc:creator>James  Lombardi</dc:creator>
    <meta:editing-duration>P4DT11H14M15S</meta:editing-duration>
    <meta:editing-cycles>363</meta:editing-cycles>
    <meta:generator>OpenOffice/4.1.2$Win32 OpenOffice.org_project/412m3$Build-9782</meta:generator>
    <meta:document-statistic meta:table-count="0" meta:image-count="0" meta:object-count="0" meta:page-count="2" meta:paragraph-count="36" meta:word-count="363" meta:character-count="1697"/>
  </office:meta>
</office:document-meta>
</file>